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347.68mm" svg:height="196.55mm" svg:x="133.41mm" svg:y="11.69mm">
            <loext:p draw:notify-on-update-of-ranges="Лист1.A8:Лист1.A8 Лист1.B3:Лист1.E3 Лист1.B3:Лист1.E3 Лист1.A1:Лист1.A1 Лист1.B4:Лист1.E4 Лист1.B3:Лист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 = 1000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.993074370175" calcext:value-type="float">
            <text:p>1,993074370175</text:p>
          </table:table-cell>
          <table:table-cell office:value-type="float" office:value="3.97167128479" calcext:value-type="float">
            <text:p>3,97167128479</text:p>
          </table:table-cell>
          <table:table-cell office:value-type="float" office:value="5.942064000146" calcext:value-type="float">
            <text:p>5,942064000146</text:p>
          </table:table-cell>
          <table:table-cell office:value-type="float" office:value="7.855586334848" calcext:value-type="float">
            <text:p>7,85558633484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Linear (ideal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53:51.437085591</meta:creation-date>
    <dc:date>2017-04-03T10:10:38.124653329</dc:date>
    <meta:editing-duration>PT5M56S</meta:editing-duration>
    <meta:editing-cycles>1</meta:editing-cycles>
    <meta:generator>LibreOffice/5.2.6.2$Linux_X86_64 LibreOffice_project/2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2" chart:maximum="8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.4" chart:maximum="8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769cm" svg:height="19.656cm" xlink:href=".." xlink:type="simple" chart:class="chart:scatter" chart:style-name="ch1">
        <chart:title svg:x="16.084cm" svg:y="0.529cm" chart:style-name="ch2">
          <text:p>Monte-Carlo</text:p>
        </chart:title>
        <chart:legend chart:legend-position="end" svg:x="31.044cm" svg:y="9.28cm" style:legend-expansion="high" chart:style-name="ch3"/>
        <chart:plot-area chart:style-name="ch4" table:cell-range-address="Лист1.B3:Лист1.E4 Лист1.A8:Лист1.A8 Лист1.A1:Лист1.A1" chart:data-source-has-labels="column" svg:x="1.706cm" svg:y="1.701cm" svg:width="28.643cm" svg:height="16.581cm">
          <chartooo:coordinate-region svg:x="2.433cm" svg:y="1.9cm" svg:width="27.822cm" svg:height="15.735cm"/>
          <chart:axis chart:dimension="x" chart:name="primary-x" chart:style-name="ch5">
            <chart:title svg:x="15.202cm" svg:y="18.675cm" chart:style-name="ch6">
              <text:p>Потоки (P)</text:p>
            </chart:title>
            <chart:grid chart:style-name="ch7" chart:class="major"/>
          </chart:axis>
          <chart:axis chart:dimension="y" chart:name="primary-y" chart:style-name="ch8">
            <chart:title svg:x="0.451cm" svg:y="11.94cm" chart:style-name="ch9">
              <text:p>Коэфицент ускорения (S)</text:p>
            </chart:title>
            <chart:grid chart:style-name="ch7" chart:class="major"/>
          </chart:axis>
          <chart:series chart:style-name="ch10" chart:values-cell-range-address="Лист1.B3:Лист1.E3" chart:label-cell-address="Лист1.A8:Лист1.A8" chart:class="chart:scatter">
            <chart:domain table:cell-range-address="Лист1.B3:Лист1.E3"/>
            <chart:data-point chart:repeated="4"/>
          </chart:series>
          <chart:series chart:style-name="ch11" chart:values-cell-range-address="Лист1.B4:Лист1.E4" chart:label-cell-address="Лист1.A1:Лист1.A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Лист1.B3:Лист1.E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near (ideal)</text:p>
                <draw:g>
                  <svg:desc>Лист1.A8:Лист1.A8</svg:desc>
                </draw:g>
              </table:table-cell>
              <table:table-cell office:value-type="float" office:value="2">
                <text:p>2</text:p>
                <draw:g>
                  <svg:desc>Лист1.B3:Лист1.E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 = 100000000</text:p>
                <draw:g>
                  <svg:desc>Лист1.A1:Лист1.A1</svg:desc>
                </draw:g>
              </table:table-cell>
              <table:table-cell office:value-type="float" office:value="1.993074370175">
                <text:p>1.993074370175</text:p>
                <draw:g>
                  <svg:desc>Лист1.B4:Лист1.E4</svg:desc>
                </draw:g>
              </table:table-cell>
              <table:table-cell office:value-type="float" office:value="3.97167128479">
                <text:p>3.97167128479</text:p>
              </table:table-cell>
              <table:table-cell office:value-type="float" office:value="5.942064000146">
                <text:p>5.942064000146</text:p>
              </table:table-cell>
              <table:table-cell office:value-type="float" office:value="7.855586334848">
                <text:p>7.855586334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